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8c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f110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7">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6">6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2:02:29.592000000</dc:date>
    <meta:editing-duration>PT20M34S</meta:editing-duration>
    <meta:editing-cycles>6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3" meta:non-whitespace-character-count="32"/>
  </office:meta>
</office:document-meta>
</file>